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40000011627FA9CE7CB7C66E6.png" manifest:media-type="image/png"/>
  <manifest:file-entry manifest:full-path="Pictures/1000000000000231000002205956B6391DB99C40.jpg" manifest:media-type="image/jpeg"/>
  <manifest:file-entry manifest:full-path="Pictures/100000000000003400000034AC7099B416C7E9B2.jpg" manifest:media-type="image/jpeg"/>
  <manifest:file-entry manifest:full-path="Pictures/100002010000002E0000002EE6D7AB5DBA74CBCC.png" manifest:media-type="image/png"/>
  <manifest:file-entry manifest:full-path="Pictures/100002010000012C000000EA8489396006124DCA.png" manifest:media-type="image/png"/>
  <manifest:file-entry manifest:full-path="Pictures/100000000000034A000001B8D6623162ADEA6000.jpg" manifest:media-type="image/jpeg"/>
  <manifest:file-entry manifest:full-path="Pictures/100000000000013B000000A0071EB568BCA08AE5.jpg" manifest:media-type="image/jpeg"/>
  <manifest:file-entry manifest:full-path="Pictures/1000000000000113000000B70696343D251B7489.png" manifest:media-type="image/png"/>
  <manifest:file-entry manifest:full-path="Pictures/100002010000115000000514714D806ACE293CC7.png" manifest:media-type="image/png"/>
  <manifest:file-entry manifest:full-path="Pictures/10000000000002E2000003028668CB52917D525F.jpg" manifest:media-type="image/jpeg"/>
  <manifest:file-entry manifest:full-path="Pictures/100002010000026800000057F7D699375023AC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Liberation Sans4" svg:font-family="'Liberation Sans', Arial" style:font-family-generic="roman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Ultrafine_20_Dashed" svg:stroke-width="0.035cm" draw:marker-start-width="0.252cm" draw:marker-end-width="0.252cm" draw:fill-color="#cfe7f5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Ultrafine_20_Dashed" svg:stroke-width="0.053cm" svg:stroke-color="#000000" draw:marker-start-width="0.279cm" draw:marker-end-width="0.279cm" draw:fill="none" draw:opacity="100%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opacity="0%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fill-color="#66190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outline1" style:list-style-name="L4">
      <style:graphic-properties fo:min-height="8.893cm"/>
    </style:style>
    <style:style style:name="pr9" style:family="presentation" style:parent-style-name="PPT_5f_Template3-notes">
      <style:graphic-properties draw:fill-color="#ffffff" fo:min-height="13.365cm"/>
    </style:style>
    <style:style style:name="pr10" style:family="presentation" style:parent-style-name="PPT_5f_Template3-title">
      <style:graphic-properties fo:min-height="0.888cm"/>
    </style:style>
    <style:style style:name="pr11" style:family="presentation" style:parent-style-name="PPT_5f_Template3-notes">
      <style:graphic-properties draw:fill-color="#ffffff" draw:auto-grow-height="true" fo:min-height="13.364cm"/>
    </style:style>
    <style:style style:name="pr12" style:family="presentation" style:parent-style-name="PPT_5f_Template4-title">
      <style:graphic-properties draw:auto-grow-height="true" fo:min-height="0.888cm"/>
    </style:style>
    <style:style style:name="pr13" style:family="presentation" style:parent-style-name="PPT_5f_Template4-outline1">
      <style:graphic-properties fo:min-height="1.869cm"/>
    </style:style>
    <style:style style:name="pr14" style:family="presentation" style:parent-style-name="PPT_5f_Template4-notes">
      <style:graphic-properties draw:fill-color="#ffffff" draw:auto-grow-height="true" fo:min-height="13.364cm"/>
    </style:style>
    <style:style style:name="pr15" style:family="presentation" style:parent-style-name="PPT_5f_Template4-outline1">
      <style:graphic-properties fo:min-height="4.194cm"/>
    </style:style>
    <style:style style:name="pr16" style:family="presentation" style:parent-style-name="PPT_5f_Template4-notes">
      <style:graphic-properties draw:fill-color="#ffffff" fo:min-height="13.364cm"/>
    </style:style>
    <style:style style:name="pr17" style:family="presentation" style:parent-style-name="PPT_5f_Template4-title">
      <style:graphic-properties fo:min-height="0.888cm"/>
    </style:style>
    <style:style style:name="pr18" style:family="presentation" style:parent-style-name="PPT_5f_Template3-outline1">
      <style:graphic-properties fo:min-height="4.111cm"/>
    </style:style>
    <style:style style:name="pr19" style:family="presentation" style:parent-style-name="PPT_5f_Template3-outline1">
      <style:graphic-properties fo:min-height="8.893cm"/>
    </style:style>
    <style:style style:name="pr20" style:family="presentation" style:parent-style-name="PPT_5f_Template3-notes">
      <style:graphic-properties draw:fill-color="#ffffff" fo:min-height="13.364cm"/>
    </style:style>
    <style:style style:name="pr21" style:family="presentation" style:parent-style-name="PPT_5f_Template3-outline1" style:list-style-name="L4">
      <style:graphic-properties fo:min-height="8.893cm"/>
    </style:style>
    <style:style style:name="pr22" style:family="presentation" style:parent-style-name="PPT_5f_Template9-notes">
      <style:graphic-properties draw:fill-color="#ffffff" fo:min-height="13.365cm"/>
    </style:style>
    <style:style style:name="pr23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2cm" fo:text-align="start"/>
    </style:style>
    <style:style style:name="P6" style:family="paragraph">
      <style:paragraph-properties fo:margin-top="0cm" fo:margin-bottom="0.2cm" fo:text-align="start" style:font-independent-line-spacing="true"/>
      <style:text-properties fo:font-size="16pt"/>
    </style:style>
    <style:style style:name="P7" style:family="paragraph">
      <style:paragraph-properties fo:margin-left="0cm" fo:margin-right="0cm" fo:margin-top="0cm" fo:margin-bottom="0.5cm" fo:line-height="130%" fo:text-indent="0cm"/>
    </style:style>
    <style:style style:name="P8" style:family="paragraph">
      <style:paragraph-properties fo:margin-left="0cm" fo:margin-right="0cm" fo:margin-top="0cm" fo:margin-bottom="0.5cm" fo:line-height="130%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0.5pt" style:font-size-asian="10.5pt" style:font-size-complex="10.5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text-properties fo:font-size="8pt" style:font-size-asian="8pt" style:font-size-complex="8pt"/>
    </style:style>
    <style:style style:name="P16" style:family="paragraph">
      <style:text-properties fo:font-size="6pt" style:font-size-asian="6pt" style:font-size-complex="6pt"/>
    </style:style>
    <style:style style:name="P17" style:family="paragraph">
      <style:text-properties fo:font-size="7pt" style:text-underline-style="solid" style:text-underline-width="auto" style:text-underline-color="font-color" style:font-size-asian="7pt" style:font-size-complex="7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top="0cm" fo:margin-bottom="0.2cm"/>
      <style:text-properties fo:font-size="10.5pt" style:font-size-asian="10.5pt" style:font-size-complex="10.5pt"/>
    </style:style>
    <style:style style:name="P20" style:family="paragraph">
      <style:paragraph-properties fo:margin-top="0cm" fo:margin-bottom="0.1cm"/>
    </style:style>
    <style:style style:name="P21" style:family="paragraph">
      <style:paragraph-properties fo:margin-top="0cm" fo:margin-bottom="0.1cm"/>
      <style:text-properties fo:font-size="11pt" style:font-size-asian="8pt" style:font-size-complex="8pt"/>
    </style:style>
    <style:style style:name="P22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1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1pt" fo:font-style="normal" fo:text-shadow="none" style:text-underline-style="none" fo:font-weight="bold" style:letter-kerning="true" style:font-name-asian="Droid Sans Fallback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Stack Frame and Recursion</text:span></text:p>
          </draw:text-box>
        </draw:frame>
        <draw:frame draw:name="Text Placeholder 2" presentation:style-name="pr2" draw:text-style-name="P3" draw:layer="layout" svg:width="6.695cm" svg:height="1.615cm" svg:x="12.8cm" svg:y="7.385cm" presentation:class="outline" presentation:user-transformed="true">
          <draw:text-box>
            <text:list text:style-name="L2">
              <text:list-header>
                <text:p><text:s/>L Mahendr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>
        <office:forms form:automatic-focus="false" form:apply-design-mode="false"/>
        <draw:frame draw:name="Title 1" presentation:style-name="pr4" draw:text-style-name="P2" draw:layer="layout" svg:width="18.414cm" svg:height="1.269cm" svg:x="0.786cm" svg:y="0.6cm" presentation:class="title" presentation:user-transformed="true">
          <draw:text-box>
            <text:p text:style-name="P4"><text:span text:style-name="T1">Contents:</text:span></text:p>
          </draw:text-box>
        </draw:frame>
        <draw:frame draw:name="Text Placeholder 2" presentation:style-name="pr5" draw:text-style-name="P6" draw:layer="layout" svg:width="17.071cm" svg:height="8.298cm" svg:x="0.828cm" svg:y="2cm" presentation:class="outline" presentation:user-transformed="true">
          <draw:text-box>
            <text:list text:style-name="L2">
              <text:list-item>
                <text:p text:style-name="P5"><text:span text:style-name="T2">Overview of Memory management to processes</text:span></text:p>
              </text:list-item>
              <text:list-item>
                <text:p text:style-name="P5"><text:span text:style-name="T2">Program distribution</text:span></text:p>
              </text:list-item>
              <text:list-item>
                <text:p text:style-name="P5"><text:span text:style-name="T2">Program's memory layout</text:span></text:p>
              </text:list-item>
              <text:list-item>
                <text:p text:style-name="P5"><text:span text:style-name="T2">Memory allocation for a program</text:span></text:p>
              </text:list-item>
              <text:list-item>
                <text:p text:style-name="P5"><text:span text:style-name="T2">What is a stack ?</text:span></text:p>
              </text:list-item>
              <text:list-item>
                <text:p text:style-name="P5"><text:span text:style-name="T2">Stack frame &amp; Stack frame analysis</text:span></text:p>
              </text:list-item>
              <text:list-item>
                <text:p text:style-name="P5"><text:span text:style-name="T2">Stack smash</text:span></text:p>
              </text:list-item>
              <text:list-item>
                <text:p text:style-name="P5"><text:span text:style-name="T2">Recursion</text:span></text:p>
              </text:list-item>
              <text:list-item>
                <text:p text:style-name="P5"><text:span text:style-name="T2">Refere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>
        <office:forms form:automatic-focus="false" form:apply-design-mode="false"/>
        <draw:frame presentation:style-name="pr7" draw:layer="layout" svg:width="18.202cm" svg:height="0.888cm" svg:x="0.212cm" svg:y="0.169cm" presentation:class="title" presentation:user-transformed="true">
          <draw:text-box>
            <text:p>Overview of Memory management to processes</text:p>
          </draw:text-box>
        </draw:frame>
        <draw:frame presentation:style-name="pr8" draw:text-style-name="P8" draw:layer="layout" svg:width="19.051cm" svg:height="8.4cm" svg:x="0.8cm" svg:y="1.8cm" presentation:class="outline" presentation:user-transformed="true">
          <draw:text-box>
            <text:list text:style-name="L2">
              <text:list-item>
                <text:p xml:id="id11" text:id="id11" text:style-name="P7">Memory management unit(MMU) depends on both Hardware and Operating system(OS) / Kernel.</text:p>
              </text:list-item>
              <text:list-item>
                <text:p xml:id="id12" text:id="id12" text:style-name="P7">With the help of Kernel MMU allocates dynamically distributed memory across all the running processes.</text:p>
              </text:list-item>
              <text:list-item>
                <text:p xml:id="id13" text:id="id13" text:style-name="P7">Thus, Memory management helps to allocate necessary memory space for each process, and moving it in between hard drive and memory.</text:p>
              </text:list-item>
              <text:list-item>
                <text:p text:style-name="P7">Memory management assigning priorities and the overall organization of the programs/process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1T0">
        <office:forms form:automatic-focus="false" form:apply-design-mode="false"/>
        <draw:custom-shape draw:style-name="gr2" draw:text-style-name="P10" xml:id="id1" draw:id="id1" draw:layer="layout" svg:width="4.798cm" svg:height="0.8cm" svg:x="6.602cm" svg:y="1.8cm">
          <text:p text:style-name="P9"><text:span text:style-name="T3">Program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0" xml:id="id2" draw:id="id2" draw:layer="layout" svg:width="3.546cm" svg:height="0.8cm" svg:x="1.799cm" svg:y="4cm">
          <text:p text:style-name="P9"><text:span text:style-name="T3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" draw:id="id3" draw:layer="layout" svg:width="3.713cm" svg:height="0.8cm" svg:x="11.17cm" svg:y="4.019cm">
          <text:p text:style-name="P9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svg:x1="9.001cm" svg:y1="2.6cm" svg:x2="3.572cm" svg:y2="4cm" draw:start-shape="id1" draw:start-glue-point="6" draw:end-shape="id2" svg:d="M9001 2600v701h-5429v699" svg:viewBox="0 0 5430 1401">
          <text:p/>
        </draw:connector>
        <draw:connector draw:style-name="gr3" draw:text-style-name="P9" draw:layer="layout" svg:x1="9.001cm" svg:y1="2.6cm" svg:x2="13.026cm" svg:y2="4.019cm" draw:start-shape="id1" draw:end-shape="id3" draw:end-glue-point="0" svg:d="M9001 2600v710h4025v709" svg:viewBox="0 0 4026 1420">
          <text:p/>
        </draw:connector>
        <draw:custom-shape draw:style-name="gr4" draw:text-style-name="P11" xml:id="id6" draw:id="id6" draw:layer="layout" svg:width="3.754cm" svg:height="1.2cm" svg:x="11.129cm" svg:y="6.2cm">
          <text:p text:style-name="P9"><text:span text:style-name="T4">Function</text:span></text:p>
          <text:p text:style-name="P9"><text:span text:style-name="T4">Specific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11" xml:id="id5" draw:id="id5" draw:layer="layout" svg:width="3.8cm" svg:height="0.8cm" svg:x="15.8cm" svg:y="6.201cm">
          <text:p text:style-name="P9"><text:span text:style-name="T4">Dynamic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1" xml:id="id4" draw:id="id4" draw:layer="layout" svg:width="3.963cm" svg:height="0.8cm" svg:x="6.333cm" svg:y="6.201cm">
          <text:p text:style-name="P9"><text:span text:style-name="T4">Linear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9" draw:layer="layout" svg:x1="13.026cm" svg:y1="4.819cm" svg:x2="8.315cm" svg:y2="6.201cm" draw:start-shape="id3" draw:start-glue-point="2" draw:end-shape="id4" draw:end-glue-point="4" svg:d="M13026 4819v691h-4711v691" svg:viewBox="0 0 4712 1383">
          <text:p/>
        </draw:connector>
        <draw:connector draw:style-name="gr3" draw:text-style-name="P9" draw:layer="layout" svg:x1="13.026cm" svg:y1="4.819cm" svg:x2="17.7cm" svg:y2="6.201cm" draw:start-shape="id3" draw:start-glue-point="2" draw:end-shape="id5" draw:end-glue-point="4" svg:d="M13026 4819v691h4674v691" svg:viewBox="0 0 4675 1383">
          <text:p/>
        </draw:connector>
        <draw:connector draw:style-name="gr3" draw:text-style-name="P9" draw:layer="layout" draw:type="line" svg:x1="13.026cm" svg:y1="4.819cm" svg:x2="13.006cm" svg:y2="6.2cm" draw:start-shape="id3" draw:start-glue-point="2" draw:end-shape="id6" draw:end-glue-point="4" svg:d="M13026 4819l-20 1381" svg:viewBox="0 0 21 1382">
          <text:p/>
        </draw:connector>
        <draw:custom-shape draw:style-name="gr5" draw:text-style-name="P11" xml:id="id7" draw:id="id7" draw:layer="layout" svg:width="3.963cm" svg:height="0.8cm" svg:x="6.332cm" svg:y="8.6cm">
          <text:p text:style-name="P9"><text:span text:style-name="T4">Data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8" draw:id="id8" draw:layer="layout" svg:width="3.963cm" svg:height="0.8cm" svg:x="11.025cm" svg:y="8.6cm">
          <text:p text:style-name="P9"><text:span text:style-name="T4">Stack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9" draw:id="id9" draw:layer="layout" svg:width="3.8cm" svg:height="0.8cm" svg:x="15.799cm" svg:y="8.6cm">
          <text:p text:style-name="P9"><text:span text:style-name="T4">Heap Segment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line" svg:x1="8.315cm" svg:y1="7.001cm" svg:x2="8.313cm" svg:y2="8.6cm" draw:start-shape="id4" draw:start-glue-point="6" draw:end-shape="id7" draw:end-glue-point="0" svg:d="M8315 7001l-2 1599" svg:viewBox="0 0 3 1600">
          <text:p/>
        </draw:connector>
        <draw:connector draw:style-name="gr3" draw:text-style-name="P9" draw:layer="layout" draw:type="line" svg:x1="13.006cm" svg:y1="7.4cm" svg:x2="13.006cm" svg:y2="8.6cm" draw:start-shape="id6" draw:start-glue-point="6" draw:end-shape="id8" draw:end-glue-point="0" svg:d="M13006 7400v1200" svg:viewBox="0 0 1 1201">
          <text:p/>
        </draw:connector>
        <draw:connector draw:style-name="gr3" draw:text-style-name="P9" draw:layer="layout" draw:type="line" svg:x1="17.7cm" svg:y1="7.001cm" svg:x2="17.699cm" svg:y2="8.6cm" draw:start-shape="id5" draw:start-glue-point="6" draw:end-shape="id9" draw:end-glue-point="0" svg:d="M17700 7001l-1 1599" svg:viewBox="0 0 2 1600">
          <text:p/>
        </draw:connector>
        <draw:frame presentation:style-name="pr10" draw:layer="layout" svg:width="18.202cm" svg:height="0.888cm" svg:x="0.212cm" svg:y="0.169cm" presentation:class="title" presentation:user-transformed="true">
          <draw:text-box>
            <text:p>Program Distribution</text:p>
          </draw:text-box>
        </draw:frame>
        <draw:custom-shape draw:style-name="gr5" draw:text-style-name="P11" xml:id="id10" draw:id="id10" draw:layer="layout" svg:width="3.963cm" svg:height="0.8cm" svg:x="1.632cm" svg:y="8.6cm">
          <text:p text:style-name="P9"><text:span text:style-name="T4">Code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line" svg:x1="3.572cm" svg:y1="4.8cm" svg:x2="3.613cm" svg:y2="8.6cm" draw:start-shape="id2" draw:start-glue-point="2" draw:end-shape="id10" draw:end-glue-point="0" svg:d="M3572 4800l41 3800" svg:viewBox="0 0 42 38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4" presentation:presentation-page-layout-name="AL3T18">
        <office:forms form:automatic-focus="false" form:apply-design-mode="false"/>
        <draw:frame presentation:style-name="pr12" draw:layer="layout" svg:width="18.202cm" svg:height="0.888cm" svg:x="0.212cm" svg:y="0.169cm" presentation:class="title">
          <draw:text-box>
            <text:p><text:s/>Program's memory layout</text:p>
          </draw:text-box>
        </draw:frame>
        <draw:custom-shape draw:style-name="gr6" draw:text-style-name="P9" draw:layer="layout" svg:width="3.8cm" svg:height="8.2cm" svg:x="7.8cm" svg:y="1.8cm">
          <text:p text:style-name="P9"><text:span text:style-name="T5">Stack</text:span></text:p>
          <text:p text:style-name="P9"/>
          <text:p text:style-name="P9"/>
          <text:p text:style-name="P9"/>
          <text:p text:style-name="P9"/>
          <text:p text:style-name="P9"/>
          <text:p text:style-name="P9">Heap</text:p>
          <text:p text:style-name="P9"/>
          <text:p text:style-name="P9">Data</text:p>
          <text:p text:style-name="P9"/>
          <text:p text:style-name="P9">Code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7.8cm" svg:y1="3cm" svg:x2="11.6cm" svg:y2="3cm">
          <text:p/>
        </draw:line>
        <draw:connector draw:style-name="gr3" draw:text-style-name="P9" draw:layer="layout" draw:type="line" svg:x1="9.73cm" svg:y1="2.998cm" svg:x2="9.76cm" svg:y2="4.111cm" svg:d="M9730 2998l30 1113" svg:viewBox="0 0 31 1114">
          <text:p/>
        </draw:connector>
        <draw:line draw:style-name="gr8" draw:text-style-name="P9" draw:layer="layout" svg:x1="7.8cm" svg:y1="6cm" svg:x2="11.6cm" svg:y2="6cm">
          <text:p/>
        </draw:line>
        <draw:line draw:style-name="gr3" draw:text-style-name="P9" draw:layer="layout" svg:x1="9.7cm" svg:y1="6cm" svg:x2="9.7cm" svg:y2="5cm">
          <text:p/>
        </draw:line>
        <draw:line draw:style-name="gr9" draw:text-style-name="P9" draw:layer="layout" svg:x1="11.6cm" svg:y1="7.3cm" svg:x2="7.8cm" svg:y2="7.3cm">
          <text:p/>
        </draw:line>
        <draw:line draw:style-name="gr10" draw:text-style-name="P9" draw:layer="layout" svg:x1="11.6cm" svg:y1="8.7cm" svg:x2="7.8cm" svg:y2="8.7cm">
          <text:p/>
        </draw:line>
        <draw:custom-shape draw:style-name="gr11" draw:text-style-name="P11" draw:layer="layout" svg:width="5.2cm" svg:height="0.6cm" svg:x="2.4cm" svg:y="1.8cm">
          <text:p text:style-name="P9"><text:span text:style-name="T4">Higher memory addre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draw:layer="layout" svg:width="5.001cm" svg:height="0.6cm" svg:x="2.6cm" svg:y="9.401cm">
          <text:p text:style-name="P9"><text:span text:style-name="T4">Lower memory addre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draw:layer="layout" svg:width="3.302cm" svg:height="0.6cm" svg:x="8.1cm" svg:y="10.102cm">
          <text:p text:style-name="P9"><text:span text:style-name="T6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draw:layer="layout" svg:width="1.8cm" svg:height="0.4cm" svg:x="11.63cm" svg:y="1.9cm">
          <text:p text:style-name="P9"><text:span text:style-name="T7">0xFF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11.701cm" svg:y="9.501cm">
          <text:p text:style-name="P9"><text:span text:style-name="T8">0x0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3" draw:text-style-name="P15" draw:layer="layout" svg:width="2.8cm" svg:height="0.4cm" svg:x="8.5cm" svg:y="4.4cm" presentation:class="outline" presentation:user-transformed="true">
          <draw:text-box>
            <text:p><text:span text:style-name="T9">(Unused memory)</text:span></text:p>
          </draw:text-box>
        </draw:frame>
        <draw:frame presentation:style-name="pr13" draw:text-style-name="P16" draw:layer="layout" svg:width="2.4cm" svg:height="0.513cm" svg:x="8.7cm" svg:y="2.687cm" presentation:class="outline" presentation:user-transformed="true">
          <draw:text-box>
            <text:p><text:span text:style-name="T10"><text:s/></text:span><text:span text:style-name="T11">(Down growing)</text:span></text:p>
          </draw:text-box>
        </draw:frame>
        <draw:frame presentation:style-name="pr13" draw:text-style-name="P17" draw:layer="layout" svg:width="1.644cm" svg:height="0.406cm" svg:x="8.956cm" svg:y="5.994cm" presentation:class="outline" presentation:user-transformed="true">
          <draw:text-box>
            <text:p><text:span text:style-name="T11">(Up grow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4" presentation:presentation-page-layout-name="AL3T18">
        <office:forms form:automatic-focus="false" form:apply-design-mode="false"/>
        <draw:frame presentation:style-name="pr12" draw:layer="layout" svg:width="18.202cm" svg:height="0.888cm" svg:x="0.212cm" svg:y="0.169cm" presentation:class="title">
          <draw:text-box>
            <text:p><text:s/>Program's memory layout</text:p>
          </draw:text-box>
        </draw:frame>
        <draw:custom-shape draw:style-name="gr6" draw:text-style-name="P18" draw:layer="layout" svg:width="3.8cm" svg:height="8.4cm" svg:x="7.8cm" svg:y="1.6cm">
          <text:p text:style-name="P9"><text:span text:style-name="T12">Stack</text:span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>Heap</text:span></text:p>
          <text:p text:style-name="P9"><text:span text:style-name="T12"/></text:p>
          <text:p text:style-name="P9"><text:span text:style-name="T12">Data</text:span></text:p>
          <text:p text:style-name="P9"><text:span text:style-name="T12"/></text:p>
          <text:p text:style-name="P9"><text:span text:style-name="T12">Cod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7.8cm" svg:y1="3.1cm" svg:x2="11.6cm" svg:y2="3.1cm">
          <text:p/>
        </draw:line>
        <draw:connector draw:style-name="gr3" draw:text-style-name="P9" draw:layer="layout" draw:type="line" svg:x1="9.73cm" svg:y1="3.098cm" svg:x2="9.76cm" svg:y2="4.211cm" svg:d="M9730 3098l30 1113" svg:viewBox="0 0 31 1114">
          <text:p/>
        </draw:connector>
        <draw:line draw:style-name="gr8" draw:text-style-name="P9" draw:layer="layout" svg:x1="7.8cm" svg:y1="5.9cm" svg:x2="11.6cm" svg:y2="5.9cm">
          <text:p/>
        </draw:line>
        <draw:line draw:style-name="gr3" draw:text-style-name="P9" draw:layer="layout" svg:x1="9.7cm" svg:y1="5.9cm" svg:x2="9.7cm" svg:y2="4.9cm">
          <text:p/>
        </draw:line>
        <draw:line draw:style-name="gr9" draw:text-style-name="P9" draw:layer="layout" svg:x1="11.6cm" svg:y1="7.2cm" svg:x2="7.8cm" svg:y2="7.2cm">
          <text:p/>
        </draw:line>
        <draw:line draw:style-name="gr10" draw:text-style-name="P9" draw:layer="layout" svg:x1="11.6cm" svg:y1="8.6cm" svg:x2="7.8cm" svg:y2="8.6cm">
          <text:p/>
        </draw:line>
        <draw:custom-shape draw:style-name="gr12" draw:text-style-name="P12" draw:layer="layout" svg:width="3.302cm" svg:height="0.6cm" svg:x="8.1cm" svg:y="10.102cm">
          <text:p text:style-name="P9"><text:span text:style-name="T6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draw:layer="layout" svg:width="1.8cm" svg:height="0.4cm" svg:x="5.93cm" svg:y="1.9cm">
          <text:p text:style-name="P9"><text:span text:style-name="T7">0xFF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1cm" svg:y="9.601cm">
          <text:p text:style-name="P9"><text:span text:style-name="T8">0x0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xml:id="id14" draw:id="id14" draw:layer="layout" svg:width="0.404cm" svg:height="2.477cm" draw:transform="skewX (0.13840460968315) rotate (0.138230076757951) translate (11.9cm 7.4cm)">
          <text:p/>
          <draw:enhanced-geometry svg:viewBox="0 0 21600 21600" draw:glue-points="0 0 0 21600 21600 10800" draw:text-areas="0 ?f9 7800 ?f10" draw:type="right-brace" draw:modifiers="1800 11236.40334910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9" xml:id="id17" draw:id="id17" draw:layer="layout" svg:width="0.4cm" svg:height="1.2cm" svg:x="11.9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4" draw:layer="layout" svg:width="1.8cm" svg:height="0.4cm" svg:x="5.902cm" svg:y="8.402cm">
          <text:p text:style-name="P9"><text:span text:style-name="T8">0x2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3cm" svg:y="7.003cm">
          <text:p text:style-name="P9"><text:span text:style-name="T8">0x4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4cm" svg:y="5.804cm">
          <text:p text:style-name="P9"><text:span text:style-name="T8">0x7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5cm" svg:y="2.805cm">
          <text:p text:style-name="P9"><text:span text:style-name="T8">0xF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xml:id="id23" draw:id="id23" draw:layer="layout" svg:width="0.503cm" svg:height="2.6cm" svg:x="11.9cm" svg:y="3.2cm">
          <text:p/>
          <draw:enhanced-geometry svg:viewBox="0 0 21600 21600" draw:glue-points="0 0 0 21600 21600 10800" draw:text-areas="0 ?f9 7800 ?f10" draw:type="right-brace" draw:modifiers="1800 11621.27811495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15" draw:text-style-name="P19" draw:layer="layout" svg:width="8.2cm" svg:height="1.2cm" svg:x="11.4cm" svg:y="4.3cm" presentation:class="outline" presentation:user-transformed="true">
          <draw:text-box>
            <text:list text:style-name="L2">
              <text:list-header>
                <text:p xml:id="id24" text:id="id24"><text:span text:style-name="T7">During runtime Stack and Heap uses this unused memory.</text:span></text:p>
              </text:list-header>
            </text:list>
          </draw:text-box>
        </draw:frame>
        <draw:frame presentation:style-name="pr13" draw:text-style-name="P4" draw:layer="layout" svg:width="6.597cm" svg:height="1.406cm" svg:x="12.503cm" svg:y="1.794cm" presentation:class="outline" presentation:user-transformed="true">
          <draw:text-box>
            <text:p xml:id="id18" text:id="id18" text:style-name="P4"><text:span text:style-name="T13">Size of stack frame of a function is fixed.</text:span></text:p>
            <text:p xml:id="id19" text:id="id19" text:style-name="P4"><text:span text:style-name="T13">But not the size of Stack segment. </text:span></text:p>
            <text:p xml:id="id20" text:id="id20" text:style-name="P4"><text:span text:style-name="T13">It changes dynamically.</text:span></text:p>
          </draw:text-box>
        </draw:frame>
        <draw:frame presentation:style-name="pr15" draw:text-style-name="P21" draw:layer="layout" svg:width="5.499cm" svg:height="1.108cm" svg:x="12.501cm" svg:y="8.092cm" presentation:class="outline" presentation:user-transformed="true">
          <draw:text-box>
            <text:p xml:id="id15" text:id="id15" text:style-name="P20"><text:span text:style-name="T14">Fixed size or fixed memory</text:span></text:p>
            <text:p xml:id="id16" text:id="id16" text:style-name="P20"><text:span text:style-name="T14">f</text:span><text:span text:style-name="T15">oot print.</text:span></text:p>
          </draw:text-box>
        </draw:frame>
        <draw:frame presentation:style-name="pr13" draw:text-style-name="P16" draw:layer="layout" svg:width="2.4cm" svg:height="0.513cm" svg:x="8.7cm" svg:y="2.688cm" presentation:class="outline" presentation:user-transformed="true">
          <draw:text-box>
            <text:p><text:span text:style-name="T10"><text:s/></text:span><text:span text:style-name="T11">(Down growing)</text:span></text:p>
          </draw:text-box>
        </draw:frame>
        <draw:frame presentation:style-name="pr13" draw:text-style-name="P15" draw:layer="layout" svg:width="2.8cm" svg:height="0.4cm" svg:x="8.5cm" svg:y="4.4cm" presentation:class="outline" presentation:user-transformed="true">
          <draw:text-box>
            <text:p><text:span text:style-name="T9">(Unused memory)</text:span></text:p>
          </draw:text-box>
        </draw:frame>
        <draw:frame presentation:style-name="pr13" draw:text-style-name="P17" draw:layer="layout" svg:width="1.644cm" svg:height="0.406cm" svg:x="8.956cm" svg:y="5.894cm" presentation:class="outline" presentation:user-transformed="true">
          <draw:text-box>
            <text:p><text:span text:style-name="T11">(Up growing)</text:span></text:p>
          </draw:text-box>
        </draw:frame>
        <draw:custom-shape draw:style-name="gr13" draw:text-style-name="P9" xml:id="id21" draw:id="id21" draw:layer="layout" svg:width="0.5cm" svg:height="1.086cm" svg:x="11.9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15" draw:text-style-name="P21" draw:layer="layout" svg:width="5.499cm" svg:height="1.108cm" svg:x="12.602cm" svg:y="6.092cm" presentation:class="outline" presentation:user-transformed="true">
          <draw:text-box>
            <text:p xml:id="id22" text:id="id22" text:style-name="P20"><text:span text:style-name="T14">Runtime memory (programmer asks this memory during runti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4">
        <office:forms form:automatic-focus="false" form:apply-design-mode="false"/>
        <draw:frame presentation:style-name="pr12" draw:layer="layout" svg:width="18.202cm" svg:height="0.888cm" svg:x="0.212cm" svg:y="0.169cm" presentation:class="title">
          <draw:text-box>
            <text:p><text:s/>Program's memory layout</text:p>
          </draw:text-box>
        </draw:frame>
        <draw:custom-shape draw:style-name="gr6" draw:text-style-name="P18" draw:layer="layout" svg:width="3.8cm" svg:height="8.4cm" svg:x="7.8cm" svg:y="1.6cm">
          <text:p text:style-name="P9"><text:span text:style-name="T12">Stack</text:span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/></text:p>
          <text:p text:style-name="P9"><text:span text:style-name="T12">Heap</text:span></text:p>
          <text:p text:style-name="P9"><text:span text:style-name="T12"/></text:p>
          <text:p text:style-name="P9"><text:span text:style-name="T12">Data</text:span></text:p>
          <text:p text:style-name="P9"><text:span text:style-name="T12"/></text:p>
          <text:p text:style-name="P9"><text:span text:style-name="T12">Code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7.8cm" svg:y1="3.1cm" svg:x2="11.6cm" svg:y2="3.1cm">
          <text:p/>
        </draw:line>
        <draw:connector draw:style-name="gr3" draw:text-style-name="P9" draw:layer="layout" draw:type="line" svg:x1="9.73cm" svg:y1="3.098cm" svg:x2="9.76cm" svg:y2="4.211cm" svg:d="M9730 3098l30 1113" svg:viewBox="0 0 31 1114">
          <text:p/>
        </draw:connector>
        <draw:line draw:style-name="gr8" draw:text-style-name="P9" draw:layer="layout" svg:x1="7.8cm" svg:y1="5.9cm" svg:x2="11.6cm" svg:y2="5.9cm">
          <text:p/>
        </draw:line>
        <draw:line draw:style-name="gr3" draw:text-style-name="P9" draw:layer="layout" svg:x1="9.7cm" svg:y1="5.9cm" svg:x2="9.7cm" svg:y2="4.9cm">
          <text:p/>
        </draw:line>
        <draw:line draw:style-name="gr9" draw:text-style-name="P9" draw:layer="layout" svg:x1="11.6cm" svg:y1="7.2cm" svg:x2="7.8cm" svg:y2="7.2cm">
          <text:p/>
        </draw:line>
        <draw:line draw:style-name="gr10" draw:text-style-name="P9" draw:layer="layout" svg:x1="11.6cm" svg:y1="8.6cm" svg:x2="7.8cm" svg:y2="8.6cm">
          <text:p/>
        </draw:line>
        <draw:custom-shape draw:style-name="gr12" draw:text-style-name="P12" draw:layer="layout" svg:width="3.302cm" svg:height="0.6cm" svg:x="8.1cm" svg:y="10.102cm">
          <text:p text:style-name="P9"><text:span text:style-name="T6">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draw:layer="layout" svg:width="1.8cm" svg:height="0.4cm" svg:x="5.93cm" svg:y="1.9cm">
          <text:p text:style-name="P9"><text:span text:style-name="T7">0xFFF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1cm" svg:y="9.601cm">
          <text:p text:style-name="P9"><text:span text:style-name="T8">0x0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xml:id="id25" draw:id="id25" draw:layer="layout" svg:width="0.404cm" svg:height="2.534cm" draw:transform="skewX (0.13840460968315) rotate (0.138230076757951) translate (11.9cm 7.342cm)">
          <text:p/>
          <draw:enhanced-geometry svg:viewBox="0 0 21600 21600" draw:glue-points="0 0 0 21600 21600 10800" draw:text-areas="0 ?f9 7800 ?f10" draw:type="right-brace" draw:modifiers="1800 11236.40334910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9" xml:id="id28" draw:id="id28" draw:layer="layout" svg:width="0.4cm" svg:height="1.2cm" svg:x="11.9cm" svg:y="1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4" draw:layer="layout" svg:width="1.8cm" svg:height="0.4cm" svg:x="5.902cm" svg:y="8.402cm">
          <text:p text:style-name="P9"><text:span text:style-name="T8">0x2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3cm" svg:y="7.003cm">
          <text:p text:style-name="P9"><text:span text:style-name="T8">0x4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4cm" svg:y="5.804cm">
          <text:p text:style-name="P9"><text:span text:style-name="T8">0x7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draw:layer="layout" svg:width="1.8cm" svg:height="0.4cm" svg:x="5.905cm" svg:y="2.805cm">
          <text:p text:style-name="P9"><text:span text:style-name="T8">0xF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3" draw:text-style-name="P4" draw:layer="layout" svg:width="6.597cm" svg:height="1.406cm" svg:x="12.503cm" svg:y="1.794cm" presentation:class="outline" presentation:user-transformed="true">
          <draw:text-box>
            <text:p xml:id="id29" text:id="id29" text:style-name="P4"><text:span text:style-name="T16">Dynamic</text:span><text:span text:style-name="T13"> and </text:span><text:span text:style-name="T16">Implicit</text:span><text:span text:style-name="T13"> allocation – When a </text:span></text:p>
            <text:p xml:id="id30" text:id="id30" text:style-name="P4"><text:span text:style-name="T13">function is invoked and just before body of the function is executed</text:span></text:p>
          </draw:text-box>
        </draw:frame>
        <draw:frame presentation:style-name="pr15" draw:text-style-name="P21" draw:layer="layout" svg:width="6.699cm" svg:height="1.108cm" svg:x="12.501cm" svg:y="8.092cm" presentation:class="outline" presentation:user-transformed="true">
          <draw:text-box>
            <text:p xml:id="id26" text:id="id26" text:style-name="P20"><text:span text:style-name="T14"><text:s/></text:span><text:span text:style-name="T17">Static </text:span><text:span text:style-name="T14">and Implicit allocation – just</text:span></text:p>
            <text:p xml:id="id27" text:id="id27" text:style-name="P20"><text:span text:style-name="T14"><text:s/></text:span><text:span text:style-name="T14">Before program execution</text:span></text:p>
          </draw:text-box>
        </draw:frame>
        <draw:frame presentation:style-name="pr13" draw:text-style-name="P16" draw:layer="layout" svg:width="2.4cm" svg:height="0.513cm" svg:x="8.7cm" svg:y="2.688cm" presentation:class="outline" presentation:user-transformed="true">
          <draw:text-box>
            <text:p><text:span text:style-name="T10"><text:s/></text:span><text:span text:style-name="T11">(Down growing)</text:span></text:p>
          </draw:text-box>
        </draw:frame>
        <draw:frame presentation:style-name="pr13" draw:text-style-name="P15" draw:layer="layout" svg:width="2.8cm" svg:height="0.4cm" svg:x="8.5cm" svg:y="4.4cm" presentation:class="outline" presentation:user-transformed="true">
          <draw:text-box>
            <text:p><text:span text:style-name="T9">(Unused memory)</text:span></text:p>
          </draw:text-box>
        </draw:frame>
        <draw:frame presentation:style-name="pr13" draw:text-style-name="P17" draw:layer="layout" svg:width="1.644cm" svg:height="0.406cm" svg:x="8.956cm" svg:y="5.894cm" presentation:class="outline" presentation:user-transformed="true">
          <draw:text-box>
            <text:p><text:span text:style-name="T11">(Up growing)</text:span></text:p>
          </draw:text-box>
        </draw:frame>
        <draw:custom-shape draw:style-name="gr13" draw:text-style-name="P9" xml:id="id31" draw:id="id31" draw:layer="layout" svg:width="0.5cm" svg:height="1.086cm" svg:x="11.9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15" draw:text-style-name="P21" draw:layer="layout" svg:width="6.598cm" svg:height="0.908cm" svg:x="12.602cm" svg:y="6.092cm" presentation:class="outline" presentation:user-transformed="true">
          <draw:text-box>
            <text:p xml:id="id32" text:id="id32" text:style-name="P20"><text:span text:style-name="T17">Dynamic</text:span><text:span text:style-name="T14"> and </text:span><text:span text:style-name="T17">Explicit</text:span><text:span text:style-name="T14"> allocation – During the execution of the function bod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4" presentation:presentation-page-layout-name="AL2T1">
        <office:forms form:automatic-focus="false" form:apply-design-mode="false"/>
        <draw:frame presentation:style-name="pr15" draw:layer="layout" svg:width="6.8cm" svg:height="3cm" svg:x="6.6cm" svg:y="4cm" presentation:class="outline" presentation:user-transformed="true">
          <draw:text-box>
            <text:p/>
            <text:p><text:s text:c="9"/>What is a Stack?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PT_5f_Template4" presentation:presentation-page-layout-name="AL3T18" xml:id="id33" draw:id="id33">
        <office:forms form:automatic-focus="false" form:apply-design-mode="false"/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PT_5f_Template4" presentation:presentation-page-layout-name="AL3T18" xml:id="id34" draw:id="id34">
        <office:forms form:automatic-focus="false" form:apply-design-mode="false"/>
        <draw:frame presentation:style-name="pr17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13" draw:layer="layout" svg:width="9.568cm" svg:height="2.119cm" svg:x="0.356cm" svg:y="1.473cm" presentation:class="outline" presentation:placeholder="true">
          <draw:text-box/>
        </draw:frame>
        <draw:frame presentation:style-name="pr13" draw:layer="layout" svg:width="9.568cm" svg:height="2.119cm" svg:x="10.403cm" svg:y="1.473cm" presentation:class="outline" presentation:placeholder="true">
          <draw:text-box/>
        </draw:frame>
        <draw:frame presentation:style-name="pr13" draw:layer="layout" svg:width="9.568cm" svg:height="2.119cm" svg:x="10.403cm" svg:y="3.794cm" presentation:class="outline" presentation:placeholder="true">
          <draw:text-box/>
        </draw:frame>
        <draw:frame presentation:style-name="pr13" draw:layer="layout" svg:width="9.568cm" svg:height="2.119cm" svg:x="0.356cm" svg:y="3.794cm" presentation:class="outline" presentation:placeholder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PT_5f_Template4" presentation:presentation-page-layout-name="AL3T18" xml:id="id35" draw:id="id35">
        <office:forms form:automatic-focus="false" form:apply-design-mode="false"/>
        <draw:frame presentation:style-name="pr17" draw:layer="layout" svg:width="18.202cm" svg:height="0.888cm" svg:x="0.212cm" svg:y="0.169cm" presentation:class="title" presentation:placeholder="true">
          <draw:text-box/>
        </draw:frame>
        <draw:frame presentation:style-name="pr13" draw:layer="layout" svg:width="9.568cm" svg:height="2.119cm" svg:x="0.356cm" svg:y="1.473cm" presentation:class="outline" presentation:placeholder="true">
          <draw:text-box/>
        </draw:frame>
        <draw:frame presentation:style-name="pr13" draw:layer="layout" svg:width="9.568cm" svg:height="2.119cm" svg:x="10.403cm" svg:y="1.473cm" presentation:class="outline" presentation:placeholder="true">
          <draw:text-box/>
        </draw:frame>
        <draw:frame presentation:style-name="pr13" draw:layer="layout" svg:width="9.568cm" svg:height="2.119cm" svg:x="0.356cm" svg:y="3.794cm" presentation:class="outline" presentation:placeholder="true">
          <draw:text-box/>
        </draw:frame>
        <draw:frame presentation:style-name="pr13" draw:layer="layout" svg:width="9.568cm" svg:height="2.119cm" svg:x="10.403cm" svg:y="3.794cm" presentation:class="outline" presentation:placeholder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PT_5f_Template3" presentation:presentation-page-layout-name="AL4T15" xml:id="id36" draw:id="id36">
        <office:forms form:automatic-focus="false" form:apply-design-mode="false"/>
        <draw:frame presentation:style-name="pr10" draw:layer="layout" svg:width="18.202cm" svg:height="0.888cm" svg:x="0.212cm" svg:y="0.169cm" presentation:class="title" presentation:placeholder="true" presentation:user-transformed="true">
          <draw:text-box/>
        </draw:frame>
        <draw:frame presentation:style-name="pr18" draw:layer="layout" svg:width="4.709cm" svg:height="4.361cm" svg:x="0.356cm" svg:y="1.473cm" presentation:class="outline" presentation:placeholder="true">
          <draw:text-box/>
        </draw:frame>
        <draw:frame presentation:style-name="pr18" draw:layer="layout" svg:width="4.709cm" svg:height="4.361cm" svg:x="0.356cm" svg:y="6.249cm" presentation:class="outline" presentation:placeholder="true">
          <draw:text-box/>
        </draw:frame>
        <draw:frame presentation:style-name="pr19" draw:layer="layout" svg:width="4.709cm" svg:height="9.143cm" svg:x="5.302cm" svg:y="1.473cm" presentation:class="outline" presentation:placeholder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PT_5f_Template3" presentation:presentation-page-layout-name="AL2T1" xml:id="id37" draw:id="id37">
        <office:forms form:automatic-focus="false" form:apply-design-mode="false"/>
        <draw:frame presentation:style-name="pr7" draw:layer="layout" svg:width="18.202cm" svg:height="0.888cm" svg:x="0.212cm" svg:y="0.169cm" presentation:class="title">
          <draw:text-box>
            <text:p>Sub Topic</text:p>
          </draw:text-box>
        </draw:frame>
        <draw:frame presentation:style-name="pr21" draw:layer="layout" svg:width="19.444cm" svg:height="8.927cm" svg:x="0.356cm" svg:y="1.473cm" presentation:class="outline" presentation:user-transformed="true">
          <draw:text-box>
            <text:list text:style-name="L3">
              <text:list-item>
                <text:p>Sub Topic 1</text:p>
                <text:list>
                  <text:list-item>
                    <text:p>Sub Sub Topic 1.1</text:p>
                  </text:list-item>
                </text:list>
              </text:list-item>
              <text:list-item>
                <text:p>Sub Topic 2</text:p>
                <text:list>
                  <text:list-item>
                    <text:p>Sub Sub Topic 1.2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PPT_5f_Template9" xml:id="id38" draw:id="id38"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2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PT_5f_Template10" xml:id="id39" draw:id="id39"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Liberation Sans4" svg:font-family="'Liberation Sans', Arial" style:font-family-generic="roman"/>
    <style:font-face style:name="Century Gothic4" svg:font-family="'Century Gothic'" style:font-family-generic="swiss"/>
    <style:font-face style:name="FreeSans2" svg:font-family="FreeSans" style:font-family-generic="swiss"/>
    <style:font-face style:name="Century Gothic2" svg:font-family="'Century Gothic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8668CB52917D525F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714D806ACE293CC7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071EB568BCA08AE5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D6623162ADEA600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8489396006124DCA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E6D7AB5DBA74CBCC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AC7099B416C7E9B2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F7D699375023ACC7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5956B6391DB99C40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27FA9CE7CB7C66E6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69</meta:editing-cycles>
    <meta:creation-date>2018-02-13T08:50:50</meta:creation-date>
    <dc:date>2019-05-24T16:30:50.327123433</dc:date>
    <meta:editing-duration>PT8H53M9S</meta:editing-duration>
    <meta:generator>LibreOffice/4.2.8.2$Linux_x86 LibreOffice_project/420m0$Build-2</meta:generator>
    <meta:document-statistic meta:object-count="3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